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end="Arrow" draw:textarea-horizontal-align="center" draw:textarea-vertical-align="middle"/>
    </style:style>
    <style:style style:name="gr2" style:family="graphic" style:parent-style-name="standard">
      <style:graphic-properties draw:marker-start="Arrow" draw:marker-end="" draw:textarea-horizontal-align="center" draw:textarea-vertical-align="middle"/>
    </style:style>
    <style:style style:name="gr3" style:family="graphic" style:parent-style-name="standard">
      <style:graphic-properties draw:marker-start="Arrow" draw:marker-end="Arrow" draw:textarea-horizontal-align="center" draw:textarea-vertical-align="middle"/>
    </style:style>
    <style:style style:name="gr4" style:family="graphic" style:parent-style-name="standard">
      <style:graphic-properties draw:fill="solid" draw:fill-color="#ffffff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marker-end="Arrow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Times" style:font-family-generic="roman" style:font-pitch="variable"/>
    </style:style>
    <style:style style:name="P3" style:family="paragraph">
      <style:paragraph-properties fo:text-align="center"/>
      <style:text-properties fo:font-family="Times" style:font-family-generic="roman" style:font-pitch="variable"/>
    </style:style>
    <style:style style:name="T1" style:family="text">
      <style:text-properties fo:font-family="Times" style:font-family-generic="roman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846cm" svg:y1="9.976cm" svg:x2="9.03cm" svg:y2="11.481cm">
          <text:p/>
        </draw:line>
        <draw:line draw:style-name="gr1" draw:text-style-name="P1" draw:layer="layout" svg:x1="6.823cm" svg:y1="9.979cm" svg:x2="6.845cm" svg:y2="11.19cm">
          <text:p/>
        </draw:line>
        <draw:line draw:style-name="gr2" draw:text-style-name="P1" draw:layer="layout" svg:x1="6.336cm" svg:y1="18.86cm" svg:x2="7.563cm" svg:y2="18.811cm">
          <text:p/>
        </draw:line>
        <draw:line draw:style-name="gr2" draw:text-style-name="P1" draw:layer="layout" svg:x1="5.365cm" svg:y1="17.113cm" svg:x2="4.047cm" svg:y2="17.117cm">
          <text:p/>
        </draw:line>
        <draw:line draw:style-name="gr3" draw:text-style-name="P1" draw:layer="layout" svg:x1="9.103cm" svg:y1="18.788cm" svg:x2="7.564cm" svg:y2="18.811cm">
          <text:p/>
        </draw:line>
        <draw:line draw:style-name="gr1" draw:text-style-name="P1" draw:layer="layout" svg:x1="5.868cm" svg:y1="20.591cm" svg:x2="4.078cm" svg:y2="19.224cm">
          <text:p/>
        </draw:line>
        <draw:ellipse draw:style-name="gr4" draw:text-style-name="P1" draw:layer="layout" svg:width="1.803cm" svg:height="0.954cm" svg:x="10.762cm" svg:y="9.542cm">
          <text:p text:style-name="P1">2401</text:p>
        </draw:ellipse>
        <draw:ellipse draw:style-name="gr4" draw:text-style-name="P1" draw:layer="layout" svg:width="1.803cm" svg:height="0.954cm" svg:x="13.284cm" svg:y="10.58cm">
          <text:p text:style-name="P1">9604</text:p>
        </draw:ellipse>
        <draw:ellipse draw:style-name="gr4" draw:text-style-name="P1" draw:layer="layout" svg:width="1.479cm" svg:height="0.954cm" svg:x="9.299cm" svg:y="14.802cm">
          <text:p text:style-name="P1">784</text:p>
        </draw:ellipse>
        <draw:ellipse draw:style-name="gr4" draw:text-style-name="P1" draw:layer="layout" svg:width="1.479cm" svg:height="0.954cm" svg:x="11.599cm" svg:y="14.802cm">
          <text:p text:style-name="P1">392</text:p>
        </draw:ellipse>
        <draw:ellipse draw:style-name="gr4" draw:text-style-name="P1" draw:layer="layout" svg:width="2.174cm" svg:height="0.954cm" svg:x="13.736cm" svg:y="14.304cm">
          <text:p text:style-name="P1">38416</text:p>
        </draw:ellipse>
        <draw:ellipse draw:style-name="gr4" draw:text-style-name="P1" draw:layer="layout" svg:width="1.803cm" svg:height="0.954cm" svg:x="7.337cm" svg:y="16.564cm">
          <text:p text:style-name="P1">3136</text:p>
        </draw:ellipse>
        <draw:ellipse draw:style-name="gr4" draw:text-style-name="P1" draw:layer="layout" svg:width="2.174cm" svg:height="0.954cm" svg:x="14.527cm" svg:y="18.455cm">
          <text:p text:style-name="P1">50176</text:p>
        </draw:ellipse>
        <draw:ellipse draw:style-name="gr4" draw:text-style-name="P1" draw:layer="layout" svg:width="1.682cm" svg:height="0.954cm" svg:x="9.155cm" svg:y="18.402cm">
          <text:p text:style-name="P1">1024</text:p>
        </draw:ellipse>
        <draw:frame draw:style-name="gr5" draw:text-style-name="P2" draw:layer="layout" svg:width="0.862cm" svg:height="0.882cm" svg:x="7.888cm" svg:y="10.282cm">
          <draw:text-box>
            <text:p><text:span text:style-name="T1">+</text:span></text:p>
          </draw:text-box>
        </draw:frame>
        <draw:frame draw:style-name="gr5" draw:text-style-name="P2" draw:layer="layout" svg:width="0.82cm" svg:height="0.882cm" svg:x="7.788cm" svg:y="9.382cm">
          <draw:text-box>
            <text:p><text:span text:style-name="T1">*</text:span></text:p>
          </draw:text-box>
        </draw:frame>
        <draw:frame draw:style-name="gr5" draw:text-style-name="P2" draw:layer="layout" svg:width="0.82cm" svg:height="0.882cm" svg:x="9.888cm" svg:y="9.382cm">
          <draw:text-box>
            <text:p><text:span text:style-name="T1">*</text:span></text:p>
          </draw:text-box>
        </draw:frame>
        <draw:frame draw:style-name="gr5" draw:text-style-name="P2" draw:layer="layout" svg:width="0.82cm" svg:height="0.882cm" svg:x="9.988cm" svg:y="11.882cm">
          <draw:text-box>
            <text:p><text:span text:style-name="T1">*</text:span></text:p>
          </draw:text-box>
        </draw:frame>
        <draw:frame draw:style-name="gr5" draw:text-style-name="P2" draw:layer="layout" svg:width="0.862cm" svg:height="0.882cm" svg:x="10.288cm" svg:y="10.282cm">
          <draw:text-box>
            <text:p><text:span text:style-name="T1">+</text:span></text:p>
          </draw:text-box>
        </draw:frame>
        <draw:frame draw:style-name="gr5" draw:text-style-name="P2" draw:layer="layout" svg:width="0.862cm" svg:height="0.882cm" svg:x="11.586cm" svg:y="12.134cm">
          <draw:text-box>
            <text:p><text:span text:style-name="T1">+</text:span></text:p>
          </draw:text-box>
        </draw:frame>
        <draw:frame draw:style-name="gr5" draw:text-style-name="P2" draw:layer="layout" svg:width="0.82cm" svg:height="0.882cm" svg:x="12.118cm" svg:y="10.906cm">
          <draw:text-box>
            <text:p><text:span text:style-name="T1">*</text:span></text:p>
          </draw:text-box>
        </draw:frame>
        <draw:frame draw:style-name="gr5" draw:text-style-name="P2" draw:layer="layout" svg:width="0.862cm" svg:height="0.882cm" svg:x="11.388cm" svg:y="14.082cm">
          <draw:text-box>
            <text:p><text:span text:style-name="T1">+</text:span></text:p>
          </draw:text-box>
        </draw:frame>
        <draw:frame draw:style-name="gr5" draw:text-style-name="P2" draw:layer="layout" svg:width="0.82cm" svg:height="0.882cm" svg:x="12.888cm" svg:y="13.682cm">
          <draw:text-box>
            <text:p><text:span text:style-name="T1">*</text:span></text:p>
          </draw:text-box>
        </draw:frame>
        <draw:path draw:style-name="gr6" draw:text-style-name="P3" draw:layer="layout" svg:width="1.281cm" svg:height="1.333cm" draw:transform="rotate (-2.15757602131617) translate (6.74084921696725cm 11.7453664692717cm)" svg:viewBox="0 0 1282 1334" svg:d="m130 20c301-72 566 62 816 195 207 110 346 282 335 617-12 346-194 484-407 500-239 17-532-104-646-360l-117-176-111-207 1-228">
          <text:p/>
        </draw:path>
        <draw:frame draw:style-name="gr5" draw:text-style-name="P2" draw:layer="layout" svg:width="0.82cm" svg:height="0.882cm" svg:x="4.488cm" svg:y="11.582cm">
          <draw:text-box>
            <text:p><text:span text:style-name="T1">*</text:span></text:p>
          </draw:text-box>
        </draw:frame>
        <draw:frame draw:style-name="gr5" draw:text-style-name="P2" draw:layer="layout" svg:width="0.82cm" svg:height="0.882cm" svg:x="5.401cm" svg:y="13.734cm">
          <draw:text-box>
            <text:p><text:span text:style-name="T1">*</text:span></text:p>
          </draw:text-box>
        </draw:frame>
        <draw:frame draw:style-name="gr5" draw:text-style-name="P2" draw:layer="layout" svg:width="0.82cm" svg:height="0.882cm" svg:x="5.188cm" svg:y="15.782cm">
          <draw:text-box>
            <text:p><text:span text:style-name="T1">*</text:span></text:p>
          </draw:text-box>
        </draw:frame>
        <draw:frame draw:style-name="gr5" draw:text-style-name="P2" draw:layer="layout" svg:width="0.82cm" svg:height="0.882cm" svg:x="7.188cm" svg:y="15.982cm">
          <draw:text-box>
            <text:p><text:span text:style-name="T1">*</text:span></text:p>
          </draw:text-box>
        </draw:frame>
        <draw:frame draw:style-name="gr5" draw:text-style-name="P2" draw:layer="layout" svg:width="0.82cm" svg:height="0.882cm" svg:x="9.55cm" svg:y="14.087cm">
          <draw:text-box>
            <text:p><text:span text:style-name="T1">*</text:span></text:p>
          </draw:text-box>
        </draw:frame>
        <draw:frame draw:style-name="gr5" draw:text-style-name="P2" draw:layer="layout" svg:width="0.82cm" svg:height="0.882cm" svg:x="3.588cm" svg:y="17.882cm">
          <draw:text-box>
            <text:p><text:span text:style-name="T1">*</text:span></text:p>
          </draw:text-box>
        </draw:frame>
        <draw:frame draw:style-name="gr5" draw:text-style-name="P2" draw:layer="layout" svg:width="0.82cm" svg:height="0.882cm" svg:x="5.088cm" svg:y="17.982cm">
          <draw:text-box>
            <text:p><text:span text:style-name="T1">*</text:span></text:p>
          </draw:text-box>
        </draw:frame>
        <draw:frame draw:style-name="gr5" draw:text-style-name="P2" draw:layer="layout" svg:width="0.82cm" svg:height="0.882cm" svg:x="8.088cm" svg:y="18.182cm">
          <draw:text-box>
            <text:p><text:span text:style-name="T1">*</text:span></text:p>
          </draw:text-box>
        </draw:frame>
        <draw:frame draw:style-name="gr5" draw:text-style-name="P2" draw:layer="layout" svg:width="0.82cm" svg:height="0.882cm" svg:x="10.988cm" svg:y="17.782cm">
          <draw:text-box>
            <text:p><text:span text:style-name="T1">*</text:span></text:p>
          </draw:text-box>
        </draw:frame>
        <draw:frame draw:style-name="gr5" draw:text-style-name="P2" draw:layer="layout" svg:width="0.82cm" svg:height="0.882cm" svg:x="14.088cm" svg:y="17.782cm">
          <draw:text-box>
            <text:p><text:span text:style-name="T1">*</text:span></text:p>
          </draw:text-box>
        </draw:frame>
        <draw:frame draw:style-name="gr5" draw:text-style-name="P2" draw:layer="layout" svg:width="0.82cm" svg:height="0.882cm" svg:x="7.388cm" svg:y="19.582cm">
          <draw:text-box>
            <text:p><text:span text:style-name="T1">*</text:span></text:p>
          </draw:text-box>
        </draw:frame>
        <draw:frame draw:style-name="gr5" draw:text-style-name="P2" draw:layer="layout" svg:width="0.862cm" svg:height="0.882cm" svg:x="7.955cm" svg:y="13.815cm">
          <draw:text-box>
            <text:p><text:span text:style-name="T1">+</text:span></text:p>
          </draw:text-box>
        </draw:frame>
        <draw:frame draw:style-name="gr5" draw:text-style-name="P2" draw:layer="layout" svg:width="0.862cm" svg:height="0.882cm" svg:x="5.788cm" svg:y="14.382cm">
          <draw:text-box>
            <text:p><text:span text:style-name="T1">+</text:span></text:p>
          </draw:text-box>
        </draw:frame>
        <draw:frame draw:style-name="gr5" draw:text-style-name="P2" draw:layer="layout" svg:width="0.862cm" svg:height="0.882cm" svg:x="6.715cm" svg:y="12.139cm">
          <draw:text-box>
            <text:p><text:span text:style-name="T1">+</text:span></text:p>
          </draw:text-box>
        </draw:frame>
        <draw:frame draw:style-name="gr5" draw:text-style-name="P2" draw:layer="layout" svg:width="0.862cm" svg:height="0.882cm" svg:x="3.591cm" svg:y="15.485cm">
          <draw:text-box>
            <text:p><text:span text:style-name="T1">+</text:span></text:p>
          </draw:text-box>
        </draw:frame>
        <draw:frame draw:style-name="gr5" draw:text-style-name="P2" draw:layer="layout" svg:width="0.862cm" svg:height="0.882cm" svg:x="4.388cm" svg:y="16.382cm">
          <draw:text-box>
            <text:p><text:span text:style-name="T1">+</text:span></text:p>
          </draw:text-box>
        </draw:frame>
        <draw:frame draw:style-name="gr5" draw:text-style-name="P2" draw:layer="layout" svg:width="0.862cm" svg:height="0.882cm" svg:x="6.399cm" svg:y="17.266cm">
          <draw:text-box>
            <text:p><text:span text:style-name="T1">+</text:span></text:p>
          </draw:text-box>
        </draw:frame>
        <draw:frame draw:style-name="gr5" draw:text-style-name="P2" draw:layer="layout" svg:width="0.862cm" svg:height="0.882cm" svg:x="6.488cm" svg:y="18.182cm">
          <draw:text-box>
            <text:p><text:span text:style-name="T1">+</text:span></text:p>
          </draw:text-box>
        </draw:frame>
        <draw:frame draw:style-name="gr5" draw:text-style-name="P2" draw:layer="layout" svg:width="0.862cm" svg:height="0.882cm" svg:x="5.736cm" svg:y="19.262cm">
          <draw:text-box>
            <text:p><text:span text:style-name="T1">+</text:span></text:p>
          </draw:text-box>
        </draw:frame>
        <draw:frame draw:style-name="gr5" draw:text-style-name="P2" draw:layer="layout" svg:width="0.862cm" svg:height="0.882cm" svg:x="4.088cm" svg:y="19.482cm">
          <draw:text-box>
            <text:p><text:span text:style-name="T1">+</text:span></text:p>
          </draw:text-box>
        </draw:frame>
        <draw:frame draw:style-name="gr5" draw:text-style-name="P2" draw:layer="layout" svg:width="0.862cm" svg:height="0.882cm" svg:x="11.863cm" svg:y="16.31cm">
          <draw:text-box>
            <text:p><text:span text:style-name="T1">+</text:span></text:p>
          </draw:text-box>
        </draw:frame>
        <draw:frame draw:style-name="gr5" draw:text-style-name="P2" draw:layer="layout" svg:width="0.862cm" svg:height="0.882cm" svg:x="14.563cm" svg:y="16.31cm">
          <draw:text-box>
            <text:p><text:span text:style-name="T1">+</text:span></text:p>
          </draw:text-box>
        </draw:frame>
        <draw:frame draw:style-name="gr5" draw:text-style-name="P2" draw:layer="layout" svg:width="0.862cm" svg:height="0.882cm" svg:x="8.763cm" svg:y="15.91cm">
          <draw:text-box>
            <text:p><text:span text:style-name="T1">+</text:span></text:p>
          </draw:text-box>
        </draw:frame>
        <draw:frame draw:style-name="gr5" draw:text-style-name="P2" draw:layer="layout" svg:width="0.862cm" svg:height="0.882cm" svg:x="8.64cm" svg:y="12.236cm">
          <draw:text-box>
            <text:p><text:span text:style-name="T1">+</text:span></text:p>
          </draw:text-box>
        </draw:frame>
        <draw:frame draw:style-name="gr5" draw:text-style-name="P2" draw:layer="layout" svg:width="0.68cm" svg:height="0.882cm" svg:x="6.055cm" svg:y="10.349cm">
          <draw:text-box>
            <text:p><text:span text:style-name="T1">/</text:span></text:p>
          </draw:text-box>
        </draw:frame>
        <draw:line draw:style-name="gr1" draw:text-style-name="P1" draw:layer="layout" svg:x1="6.872cm" svg:y1="12.019cm" svg:x2="6.894cm" svg:y2="13.23cm">
          <text:p/>
        </draw:line>
        <draw:line draw:style-name="gr1" draw:text-style-name="P1" draw:layer="layout" svg:x1="6.845cm" svg:y1="13.933cm" svg:x2="5.292cm" svg:y2="15.171cm">
          <text:p/>
        </draw:line>
        <draw:line draw:style-name="gr1" draw:text-style-name="P1" draw:layer="layout" svg:x1="6.646cm" svg:y1="13.633cm" svg:x2="5.093cm" svg:y2="14.871cm">
          <text:p/>
        </draw:line>
        <draw:line draw:style-name="gr1" draw:text-style-name="P1" draw:layer="layout" svg:x1="4.685cm" svg:y1="15.438cm" svg:x2="4.054cm" svg:y2="16.579cm">
          <text:p/>
        </draw:line>
        <draw:line draw:style-name="gr1" draw:text-style-name="P1" draw:layer="layout" svg:x1="4.686cm" svg:y1="15.439cm" svg:x2="5.656cm" svg:y2="16.651cm">
          <text:p/>
        </draw:line>
        <draw:line draw:style-name="gr1" draw:text-style-name="P1" draw:layer="layout" svg:x1="7.622cm" svg:y1="15.316cm" svg:x2="8.035cm" svg:y2="16.627cm">
          <text:p/>
        </draw:line>
        <draw:line draw:style-name="gr1" draw:text-style-name="P1" draw:layer="layout" svg:x1="7.623cm" svg:y1="15.317cm" svg:x2="10.462cm" svg:y2="16.7cm">
          <text:p/>
        </draw:line>
        <draw:line draw:style-name="gr1" draw:text-style-name="P1" draw:layer="layout" svg:x1="9.176cm" svg:y1="13.617cm" svg:x2="9.831cm" svg:y2="14.855cm">
          <text:p/>
        </draw:line>
        <draw:line draw:style-name="gr1" draw:text-style-name="P1" draw:layer="layout" svg:x1="9.177cm" svg:y1="13.617cm" svg:x2="7.986cm" svg:y2="15.049cm">
          <text:p/>
        </draw:line>
        <draw:line draw:style-name="gr1" draw:text-style-name="P1" draw:layer="layout" svg:x1="5.826cm" svg:y1="17.113cm" svg:x2="4.151cm" svg:y2="18.496cm">
          <text:p/>
        </draw:line>
        <draw:line draw:style-name="gr1" draw:text-style-name="P1" draw:layer="layout" svg:x1="5.827cm" svg:y1="17.114cm" svg:x2="7.185cm" svg:y2="18.521cm">
          <text:p/>
        </draw:line>
        <draw:line draw:style-name="gr2" draw:text-style-name="P1" draw:layer="layout" svg:x1="5.365cm" svg:y1="18.593cm" svg:x2="4.047cm" svg:y2="17.117cm">
          <text:p/>
        </draw:line>
        <draw:line draw:style-name="gr2" draw:text-style-name="P1" draw:layer="layout" svg:x1="5.874cm" svg:y1="20.244cm" svg:x2="5.85cm" svg:y2="18.86cm">
          <text:p/>
        </draw:line>
        <draw:line draw:style-name="gr2" draw:text-style-name="P1" draw:layer="layout" svg:x1="7.719cm" svg:y1="20.341cm" svg:x2="5.85cm" svg:y2="18.86cm">
          <text:p/>
        </draw:line>
        <draw:line draw:style-name="gr2" draw:text-style-name="P1" draw:layer="layout" svg:x1="5.874cm" svg:y1="22.144cm" svg:x2="5.85cm" svg:y2="20.76cm">
          <text:p/>
        </draw:line>
        <draw:frame draw:style-name="gr5" draw:text-style-name="P2" draw:layer="layout" svg:width="0.82cm" svg:height="0.882cm" svg:x="5.81cm" svg:y="21.233cm">
          <draw:text-box>
            <text:p><text:span text:style-name="T1">*</text:span></text:p>
          </draw:text-box>
        </draw:frame>
        <draw:line draw:style-name="gr1" draw:text-style-name="P1" draw:layer="layout" svg:x1="11.166cm" svg:y1="17.113cm" svg:x2="13.035cm" svg:y2="17.137cm">
          <text:p/>
        </draw:line>
        <draw:line draw:style-name="gr1" draw:text-style-name="P1" draw:layer="layout" svg:x1="11.167cm" svg:y1="17.113cm" svg:x2="12.064cm" svg:y2="18.496cm">
          <text:p/>
        </draw:line>
        <draw:line draw:style-name="gr1" draw:text-style-name="P1" draw:layer="layout" svg:x1="13.448cm" svg:y1="17.088cm" svg:x2="15.317cm" svg:y2="17.088cm">
          <text:p/>
        </draw:line>
        <draw:line draw:style-name="gr1" draw:text-style-name="P1" draw:layer="layout" svg:x1="13.449cm" svg:y1="17.088cm" svg:x2="15.438cm" svg:y2="18.496cm">
          <text:p/>
        </draw:line>
        <draw:line draw:style-name="gr1" draw:text-style-name="P1" draw:layer="layout" svg:x1="6.845cm" svg:y1="9.976cm" svg:x2="8.86cm" svg:y2="10cm">
          <text:p/>
        </draw:line>
        <draw:line draw:style-name="gr1" draw:text-style-name="P1" draw:layer="layout" svg:x1="9.346cm" svg:y1="9.976cm" svg:x2="10.753cm" svg:y2="10cm">
          <text:p/>
        </draw:line>
        <draw:line draw:style-name="gr1" draw:text-style-name="P1" draw:layer="layout" svg:x1="9.347cm" svg:y1="9.976cm" svg:x2="11.166cm" svg:y2="11.602cm">
          <text:p/>
        </draw:line>
        <draw:line draw:style-name="gr1" draw:text-style-name="P1" draw:layer="layout" svg:x1="11.991cm" svg:y1="11.724cm" svg:x2="13.302cm" svg:y2="11.214cm">
          <text:p/>
        </draw:line>
        <draw:line draw:style-name="gr1" draw:text-style-name="P1" draw:layer="layout" svg:x1="9.491cm" svg:y1="11.845cm" svg:x2="11.215cm" svg:y2="13.204cm">
          <text:p/>
        </draw:line>
        <draw:line draw:style-name="gr1" draw:text-style-name="P1" draw:layer="layout" svg:x1="9.321cm" svg:y1="11.821cm" svg:x2="9.394cm" svg:y2="13.204cm">
          <text:p/>
        </draw:line>
        <draw:line draw:style-name="gr1" draw:text-style-name="P1" draw:layer="layout" svg:x1="11.603cm" svg:y1="11.699cm" svg:x2="11.627cm" svg:y2="13.059cm">
          <text:p/>
        </draw:line>
        <draw:line draw:style-name="gr1" draw:text-style-name="P1" draw:layer="layout" svg:x1="11.724cm" svg:y1="13.471cm" svg:x2="12.356cm" svg:y2="14.782cm">
          <text:p/>
        </draw:line>
        <draw:line draw:style-name="gr1" draw:text-style-name="P1" draw:layer="layout" svg:x1="11.724cm" svg:y1="13.472cm" svg:x2="13.788cm" svg:y2="14.637cm">
          <text:p/>
        </draw:line>
        <draw:ellipse draw:style-name="gr4" draw:text-style-name="P1" draw:layer="layout" svg:width="1.017cm" svg:height="0.954cm" svg:x="6.396cm" svg:y="13.202cm">
          <text:p text:style-name="P1">2</text:p>
        </draw:ellipse>
        <draw:ellipse draw:style-name="gr4" draw:text-style-name="P1" draw:layer="layout" svg:width="1.017cm" svg:height="0.954cm" svg:x="4.297cm" svg:y="14.902cm">
          <text:p text:style-name="P1">4</text:p>
        </draw:ellipse>
        <draw:ellipse draw:style-name="gr4" draw:text-style-name="P1" draw:layer="layout" svg:width="1.017cm" svg:height="0.954cm" svg:x="3.398cm" svg:y="16.602cm">
          <text:p text:style-name="P1">8</text:p>
        </draw:ellipse>
        <draw:ellipse draw:style-name="gr4" draw:text-style-name="P1" draw:layer="layout" svg:width="1.017cm" svg:height="0.954cm" svg:x="5.399cm" svg:y="16.602cm">
          <text:p text:style-name="P1">16</text:p>
        </draw:ellipse>
        <draw:ellipse draw:style-name="gr4" draw:text-style-name="P1" draw:layer="layout" svg:width="1.017cm" svg:height="0.954cm" svg:x="7.078cm" svg:y="18.339cm">
          <text:p text:style-name="P1">32</text:p>
        </draw:ellipse>
        <draw:ellipse draw:style-name="gr4" draw:text-style-name="P1" draw:layer="layout" svg:width="1.017cm" svg:height="0.954cm" svg:x="5.269cm" svg:y="18.423cm">
          <text:p text:style-name="P1">64</text:p>
        </draw:ellipse>
        <draw:ellipse draw:style-name="gr4" draw:text-style-name="P1" draw:layer="layout" svg:width="1.508cm" svg:height="0.954cm" svg:x="5.071cm" svg:y="20.239cm">
          <text:p text:style-name="P1">128</text:p>
        </draw:ellipse>
        <draw:ellipse draw:style-name="gr4" draw:text-style-name="P1" draw:layer="layout" svg:width="1.682cm" svg:height="0.954cm" svg:x="7.455cm" svg:y="20.202cm">
          <text:p text:style-name="P1">4096</text:p>
        </draw:ellipse>
        <draw:ellipse draw:style-name="gr4" draw:text-style-name="P1" draw:layer="layout" svg:width="1.017cm" svg:height="0.954cm" svg:x="6.37cm" svg:y="11.217cm">
          <text:p text:style-name="P1">1</text:p>
        </draw:ellipse>
        <draw:ellipse draw:style-name="gr4" draw:text-style-name="P1" draw:layer="layout" svg:width="2.09cm" svg:height="0.954cm" svg:x="4.771cm" svg:y="22.239cm">
          <text:p text:style-name="P1">16384</text:p>
        </draw:ellipse>
        <draw:ellipse draw:style-name="gr4" draw:text-style-name="P1" draw:layer="layout" svg:width="1.017cm" svg:height="0.954cm" svg:x="8.859cm" svg:y="11.28cm">
          <text:p text:style-name="P1">14</text:p>
        </draw:ellipse>
        <draw:ellipse draw:style-name="gr4" draw:text-style-name="P1" draw:layer="layout" svg:width="1.017cm" svg:height="0.954cm" svg:x="8.923cm" svg:y="9.457cm">
          <text:p text:style-name="P1">49</text:p>
        </draw:ellipse>
        <draw:ellipse draw:style-name="gr4" draw:text-style-name="P1" draw:layer="layout" svg:width="1.017cm" svg:height="0.954cm" svg:x="11.139cm" svg:y="11.279cm">
          <text:p text:style-name="P1">98</text:p>
        </draw:ellipse>
        <draw:ellipse draw:style-name="gr4" draw:text-style-name="P1" draw:layer="layout" svg:width="1.017cm" svg:height="0.954cm" svg:x="8.897cm" svg:y="13.202cm">
          <text:p text:style-name="P1">28</text:p>
        </draw:ellipse>
        <draw:ellipse draw:style-name="gr4" draw:text-style-name="P1" draw:layer="layout" svg:width="1.479cm" svg:height="0.954cm" svg:x="10.934cm" svg:y="13.096cm">
          <text:p text:style-name="P1">196</text:p>
        </draw:ellipse>
        <draw:ellipse draw:style-name="gr4" draw:text-style-name="P1" draw:layer="layout" svg:width="1.017cm" svg:height="0.954cm" svg:x="7.097cm" svg:y="14.902cm">
          <text:p text:style-name="P1">56</text:p>
        </draw:ellipse>
        <draw:ellipse draw:style-name="gr4" draw:text-style-name="P1" draw:layer="layout" svg:width="1.479cm" svg:height="0.954cm" svg:x="13.014cm" svg:y="16.545cm">
          <text:p text:style-name="P1">224</text:p>
        </draw:ellipse>
        <draw:ellipse draw:style-name="gr4" draw:text-style-name="P1" draw:layer="layout" svg:width="1.479cm" svg:height="0.954cm" svg:x="15.325cm" svg:y="16.587cm">
          <text:p text:style-name="P1">448</text:p>
        </draw:ellipse>
        <draw:ellipse draw:style-name="gr4" draw:text-style-name="P1" draw:layer="layout" svg:width="2.174cm" svg:height="0.954cm" svg:x="11.528cm" svg:y="18.455cm">
          <text:p text:style-name="P1">12544</text:p>
        </draw:ellipse>
        <draw:ellipse draw:style-name="gr4" draw:text-style-name="P1" draw:layer="layout" svg:width="1.479cm" svg:height="0.954cm" svg:x="10.223cm" svg:y="16.587cm">
          <text:p text:style-name="P1">112</text:p>
        </draw:ellipse>
        <draw:ellipse draw:style-name="gr4" draw:text-style-name="P1" draw:layer="layout" svg:width="1.017cm" svg:height="0.954cm" svg:x="3.957cm" svg:y="9.469cm">
          <text:p text:style-name="P1">0</text:p>
        </draw:ellipse>
        <draw:line draw:style-name="gr1" draw:text-style-name="P1" draw:layer="layout" svg:x1="6.846cm" svg:y1="9.976cm" svg:x2="5.015cm" svg:y2="10.005cm">
          <text:p/>
        </draw:line>
        <draw:frame draw:style-name="gr5" draw:text-style-name="P2" draw:layer="layout" svg:width="0.714cm" svg:height="0.882cm" svg:x="5.473cm" svg:y="9.234cm">
          <draw:text-box>
            <text:p><text:span text:style-name="T1">-</text:span></text:p>
          </draw:text-box>
        </draw:frame>
        <draw:ellipse draw:style-name="gr4" draw:text-style-name="P1" draw:layer="layout" svg:width="1.017cm" svg:height="0.954cm" svg:x="6.356cm" svg:y="9.469cm">
          <text:p text:style-name="P1">7</text:p>
        </draw:ellipse>
        <draw:path draw:style-name="gr6" draw:text-style-name="P3" draw:layer="layout" svg:width="1.281cm" svg:height="1.333cm" draw:transform="rotate (-2.15757602131617) translate (3.92884921696725cm 10.0753664692717cm)" svg:viewBox="0 0 1282 1334" svg:d="m130 20c301-72 566 62 816 195 207 110 346 282 335 617-12 346-194 484-407 500-239 17-532-104-646-360l-117-176-111-207 1-228">
          <text:p/>
        </draw:path>
        <draw:frame draw:style-name="gr5" draw:text-style-name="P2" draw:layer="layout" svg:width="1.709cm" svg:height="0.882cm" svg:x="2.131cm" svg:y="10.799cm">
          <draw:text-box>
            <text:p><text:span text:style-name="T1">*,+,-</text:span></text:p>
          </draw:text-box>
        </draw:frame>
        <draw:ellipse draw:style-name="gr4" draw:text-style-name="P1" draw:layer="layout" svg:width="1.479cm" svg:height="0.954cm" svg:x="2.844cm" svg:y="20.261cm">
          <text:p text:style-name="P1">512</text:p>
        </draw:ellipse>
        <draw:line draw:style-name="gr1" draw:text-style-name="P1" draw:layer="layout" svg:x1="3.649cm" svg:y1="19.317cm" svg:x2="3.596cm" svg:y2="20.212cm">
          <text:p/>
        </draw:line>
        <draw:frame draw:style-name="gr5" draw:text-style-name="P2" draw:layer="layout" svg:width="0.862cm" svg:height="0.882cm" svg:x="2.771cm" svg:y="19.33cm">
          <draw:text-box>
            <text:p><text:span text:style-name="T1">+</text:span></text:p>
          </draw:text-box>
        </draw:frame>
        <draw:ellipse draw:style-name="gr4" draw:text-style-name="P1" draw:layer="layout" svg:width="2.09cm" svg:height="0.954cm" svg:x="2.289cm" svg:y="22.062cm">
          <text:p text:style-name="P1">65536</text:p>
        </draw:ellipse>
        <draw:path draw:style-name="gr6" draw:text-style-name="P1" draw:layer="layout" svg:width="2.016cm" svg:height="2.501cm" draw:transform="rotate (-2.58151649662433) translate (4.29196973226578cm 21.0903809048442cm)" svg:viewBox="0 0 2017 2502" svg:d="m0 2502c2003 0 2017-2502 2017-2502">
          <text:p/>
        </draw:path>
        <draw:ellipse draw:style-name="gr4" draw:text-style-name="P1" draw:layer="layout" svg:width="1.479cm" svg:height="0.954cm" svg:x="2.843cm" svg:y="18.361cm">
          <text:p text:style-name="P1">256</text:p>
        </draw:ellipse>
        <draw:frame draw:style-name="gr5" draw:text-style-name="P2" draw:layer="layout" svg:width="0.82cm" svg:height="0.882cm" svg:x="1.815cm" svg:y="20.212cm">
          <draw:text-box>
            <text:p><text:span text:style-name="T1">*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ames Plank</meta:initial-creator>
    <meta:creation-date>2010-10-29T16:53:23</meta:creation-date>
    <dc:date>2012-11-04T10:56:17</dc:date>
    <dc:creator>James Plank</dc:creator>
    <meta:editing-duration>PT1H3M56S</meta:editing-duration>
    <meta:editing-cycles>5</meta:editing-cycles>
    <meta:generator>OpenOffice.org/3.3$Unix OpenOffice.org_project/330m20$Build-9567</meta:generator>
    <meta:document-statistic meta:object-count="111"/>
  </office:meta>
</office:document-meta>
</file>